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12cm" fo:min-width="0.562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738cm" fo:min-width="3.4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000000" draw:marker-start="Arrow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83cm"/>
    </style:style>
    <style:style style:name="gr9" style:family="graphic" style:parent-style-name="standard">
      <style:graphic-properties draw:stroke="none" svg:stroke-width="0.212cm" svg:stroke-color="#000000" draw:marker-start-width="0.518cm" draw:marker-end-width="0.518cm" draw:fill="none" draw:fill-color="#ffffff" draw:textarea-vertical-align="middle" draw:auto-grow-height="true" draw:auto-grow-width="false" fo:max-height="0cm" fo:min-height="1.48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64cm" fo:min-width="3.778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3.855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5.377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738cm" fo:min-width="11.488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24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7cm" fo:min-width="4.34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3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1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83cm"/>
    </style:style>
    <style:style style:name="gr2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138cm" fo:min-width="9.288cm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244cm" fo:min-width="4.194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7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914cm"/>
    </style:style>
    <style:style style:name="gr38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20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6600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1" xml:id="id1" draw:id="id1" draw:layer="layout" svg:width="1.8cm" svg:height="1.8cm" svg:x="2.5cm" svg:y="7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4.2cm" svg:height="2.2cm" svg:x="7cm" svg:y="7.527cm">
            <text:p text:style-name="P2"><text:span text:style-name="T1">控制規律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4.3cm" svg:y1="8.627cm" svg:x2="7cm" svg:y2="8.627cm" draw:start-shape="id1" draw:start-glue-point="10" draw:end-shape="id2" draw:end-glue-point="3" svg:d="M4300 8627h2700" svg:viewBox="0 0 2701 1">
            <text:p/>
          </draw:connector>
          <draw:custom-shape draw:style-name="gr2" draw:text-style-name="P3" xml:id="id3" draw:id="id3" draw:layer="layout" svg:width="4.2cm" svg:height="2.2cm" svg:x="13.3cm" svg:y="7.527cm">
            <text:p text:style-name="P2"><text:span text:style-name="T1">執行機構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2cm" svg:height="2.2cm" svg:x="20cm" svg:y="7.527cm">
            <text:p text:style-name="P2"><text:span text:style-name="T1">受控對象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4.2cm" svg:height="2.2cm" svg:x="13.3cm" svg:y="12.527cm">
            <text:p text:style-name="P2"><text:span text:style-name="T1">傳感器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11.2cm" svg:y1="8.627cm" svg:x2="13.3cm" svg:y2="8.627cm" draw:start-shape="id2" draw:start-glue-point="1" draw:end-shape="id3" draw:end-glue-point="3" svg:d="M11200 8627h2100" svg:viewBox="0 0 2101 1">
            <text:p/>
          </draw:connector>
          <draw:connector draw:style-name="gr3" draw:text-style-name="P2" draw:layer="layout" svg:x1="17.5cm" svg:y1="8.627cm" svg:x2="20cm" svg:y2="8.627cm" draw:start-shape="id3" draw:start-glue-point="1" draw:end-shape="id4" draw:end-glue-point="3" svg:d="M17500 8627h2500" svg:viewBox="0 0 2501 1">
            <text:p/>
          </draw:connector>
          <draw:connector draw:style-name="gr4" draw:text-style-name="P2" draw:layer="layout" svg:x1="0.274cm" svg:y1="8.627cm" svg:x2="2.5cm" svg:y2="8.627cm" draw:end-shape="id1" draw:end-glue-point="6" svg:d="M274 8627h2226" svg:viewBox="0 0 2227 1">
            <text:p/>
          </draw:connector>
          <draw:connector draw:style-name="gr5" draw:text-style-name="P2" xml:id="id6" draw:id="id6" draw:layer="layout" svg:x1="17.474cm" svg:y1="13.627cm" svg:x2="19.974cm" svg:y2="13.627cm" svg:d="M17474 13627h2500" svg:viewBox="0 0 2501 1">
            <text:p/>
          </draw:connector>
          <draw:connector draw:style-name="gr6" draw:text-style-name="P2" draw:layer="layout" draw:line-skew="3.313cm" svg:x1="25.587cm" svg:y1="8.627cm" svg:x2="19.974cm" svg:y2="13.627cm" draw:start-shape="id5" draw:start-glue-point="0" draw:end-shape="id6" draw:end-glue-point="3" svg:d="M25587 8627h-187v5000h-5426" svg:viewBox="0 0 5614 5001">
            <text:p/>
          </draw:connector>
          <draw:connector draw:style-name="gr3" draw:text-style-name="P2" xml:id="id5" draw:id="id5" draw:layer="layout" svg:x1="24.2cm" svg:y1="8.627cm" svg:x2="26.974cm" svg:y2="8.627cm" draw:start-shape="id4" draw:start-glue-point="1" svg:d="M24200 8627h2774" svg:viewBox="0 0 2775 1">
            <text:p/>
          </draw:connector>
          <draw:connector draw:style-name="gr7" draw:text-style-name="P2" draw:layer="layout" svg:x1="3.4cm" svg:y1="9.527cm" svg:x2="13.3cm" svg:y2="13.627cm" draw:start-shape="id1" draw:start-glue-point="8" draw:end-shape="id7" draw:end-glue-point="3" svg:d="M3400 9527v4100h9900" svg:viewBox="0 0 9901 4101">
            <text:p/>
          </draw:connector>
          <draw:frame draw:style-name="gr8" draw:text-style-name="P4" draw:layer="layout" svg:width="3cm" svg:height="1.733cm" svg:x="0.2cm" svg:y="6.327cm">
            <draw:text-box>
              <text:p text:style-name="P2">給定量</text:p>
            </draw:text-box>
          </draw:frame>
          <draw:frame draw:style-name="gr9" draw:text-style-name="P4" draw:layer="layout" svg:width="3cm" svg:height="1.733cm" svg:x="4.2cm" svg:y="10.128cm">
            <draw:text-box>
              <text:p text:style-name="P2">負回授</text:p>
            </draw:text-box>
          </draw:frame>
          <draw:frame draw:style-name="gr9" draw:text-style-name="P4" draw:layer="layout" svg:width="3.4cm" svg:height="1.733cm" svg:x="24.2cm" svg:y="6.128cm">
            <draw:text-box>
              <text:p text:style-name="P2">被控制量</text:p>
            </draw:text-box>
          </draw:frame>
          <draw:frame draw:style-name="gr9" draw:text-style-name="P5" draw:layer="layout" svg:width="1.6cm" svg:height="1.733cm" svg:x="2.6cm" svg:y="7.728cm">
            <draw:text-box>
              <text:p text:style-name="P2"><text:span text:style-name="T2">+</text:span></text:p>
            </draw:text-box>
          </draw:frame>
          <draw:frame draw:style-name="gr8" draw:text-style-name="P4" draw:layer="layout" svg:width="3cm" svg:height="1.733cm" svg:x="0.2cm" svg:y="9.328cm">
            <draw:text-box>
              <text:p text:style-name="P2">目標</text:p>
            </draw:text-box>
          </draw:frame>
        </draw:g>
        <draw:custom-shape draw:style-name="gr10" draw:text-style-name="P6" draw:layer="layout" svg:width="7cm" svg:height="3.4cm" svg:x="1cm" svg:y="0.827cm">
          <text:p text:style-name="P2"><text:span text:style-name="T3">迴授控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2cm" svg:height="5.4cm" svg:x="6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4cm" svg:height="0.992cm" svg:x="10.2cm" svg:y="5.127cm">
          <draw:text-box>
            <text:p text:style-name="P2">模糊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g>
          <draw:custom-shape draw:style-name="gr14" draw:text-style-name="P8" xml:id="id8" draw:id="id8" draw:layer="layout" svg:width="4.567cm" svg:height="2.688cm" svg:x="2.6cm" svg:y="6.173cm">
            <text:p text:style-name="P2"><text:span text:style-name="T4">腦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xml:id="id9" draw:id="id9" draw:layer="layout" svg:width="6.089cm" svg:height="2.688cm" svg:x="18.911cm" svg:y="6.173cm">
            <text:p text:style-name="P2"><text:span text:style-name="T4">對控制對象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xml:id="id10" draw:id="id10" draw:layer="layout" svg:width="4.567cm" svg:height="2.688cm" svg:x="10.973cm" svg:y="12.285cm">
            <text:p text:style-name="P2"><text:span text:style-name="T4">手臂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svg:x1="7.167cm" svg:y1="7.517cm" svg:x2="18.911cm" svg:y2="7.517cm" draw:start-shape="id8" draw:start-glue-point="1" draw:end-shape="id9" draw:end-glue-point="3" svg:d="M7167 7517h11744" svg:viewBox="0 0 11745 1">
            <text:p/>
          </draw:connector>
          <draw:connector draw:style-name="gr16" draw:text-style-name="P2" draw:layer="layout" svg:x1="21.955cm" svg:y1="8.861cm" svg:x2="15.54cm" svg:y2="13.629cm" draw:start-shape="id9" draw:start-glue-point="2" draw:end-shape="id10" draw:end-glue-point="1" svg:d="M21955 8861v4768h-6415" svg:viewBox="0 0 6416 4769">
            <text:p/>
          </draw:connector>
          <draw:connector draw:style-name="gr17" draw:text-style-name="P2" draw:layer="layout" svg:x1="4.883cm" svg:y1="8.861cm" svg:x2="10.973cm" svg:y2="13.629cm" draw:start-shape="id8" draw:start-glue-point="2" draw:end-shape="id10" draw:end-glue-point="3" svg:d="M4883 8861v4768h6090" svg:viewBox="0 0 6091 4769">
            <text:p/>
          </draw:connector>
        </draw:g>
        <draw:custom-shape draw:style-name="gr10" draw:text-style-name="P6" draw:layer="layout" svg:width="7cm" svg:height="3.4cm" svg:x="1.001cm" svg:y="0.774cm">
          <text:p text:style-name="P2"><text:span text:style-name="T3">控制對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4.2cm" svg:height="1.903cm" svg:x="11.2cm" svg:y="15.273cm">
          <draw:text-box>
            <text:p text:style-name="P2"><text:span text:style-name="T5">(</text:span><text:span text:style-name="T5">執行機構</text:span><text:span text:style-name="T5">)</text:span></text:p>
          </draw:text-box>
        </draw:frame>
        <draw:frame draw:style-name="gr18" draw:text-style-name="P9" draw:layer="layout" svg:width="4.5cm" svg:height="1.903cm" svg:x="22.3cm" svg:y="9.174cm">
          <draw:text-box>
            <text:p text:style-name="P2"><text:span text:style-name="T5">(</text:span><text:span text:style-name="T5">受控對象</text:span><text:span text:style-name="T5">)</text:span></text:p>
          </draw:text-box>
        </draw:frame>
        <draw:frame draw:style-name="gr18" draw:text-style-name="P9" draw:layer="layout" svg:width="4.3cm" svg:height="1.903cm" svg:x="0.4cm" svg:y="9.274cm">
          <draw:text-box>
            <text:p text:style-name="P2"><text:span text:style-name="T5">(</text:span><text:span text:style-name="T5">控制規律</text:span><text:span text:style-name="T5">)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custom-shape draw:style-name="gr10" draw:text-style-name="P10" draw:layer="layout" svg:width="7cm" svg:height="3.4cm" svg:x="0.975cm" svg:y="0.828cm">
          <text:p text:style-name="P2"><text:span text:style-name="T6">模糊集合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1" draw:layer="layout" svg:width="12.2cm" svg:height="10.2cm" svg:x="1.174cm" svg:y="8.22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1.974cm" svg:y="14.827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3.876cm" svg:y="9.728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7.874cm" svg:y="4.176cm">
            <draw:text-box>
              <text:p text:style-name="P2"><text:span text:style-name="T5">男生集合 </text:span><text:span text:style-name="T5">= 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7.874cm" svg:y="5.577cm">
            <draw:text-box>
              <text:p text:style-name="P2"><text:span text:style-name="T5">女生集合 </text:span><text:span text:style-name="T5">= 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frame draw:style-name="gr23" draw:text-style-name="P14" draw:layer="layout" svg:width="7.8cm" svg:height="2.401cm" svg:x="14.274cm" svg:y="9.927cm">
          <draw:text-box>
            <text:p><text:span text:style-name="T4">※</text:span><text:span text:style-name="T4">集合的定義方法</text:span></text:p>
          </draw:text-box>
        </draw:frame>
        <draw:frame draw:style-name="gr24" draw:text-style-name="P15" draw:layer="layout" svg:width="12.2cm" svg:height="3.095cm" svg:x="15.074cm" svg:y="11.881cm">
          <draw:text-box>
            <text:p><text:span text:style-name="T2">A = {a1, a2, …, an}</text:span></text:p>
          </draw:text-box>
        </draw:frame>
        <draw:line draw:style-name="gr25" draw:text-style-name="P1" draw:layer="layout" svg:x1="15.374cm" svg:y1="15.727cm" svg:x2="15.574cm" svg:y2="14.127cm">
          <text:p/>
        </draw:line>
        <draw:line draw:style-name="gr25" draw:text-style-name="P1" draw:layer="layout" svg:x1="18.374cm" svg:y1="15.927cm" svg:x2="18.574cm" svg:y2="14.127cm">
          <text:p/>
        </draw:line>
        <draw:line draw:style-name="gr25" draw:text-style-name="P1" draw:layer="layout" svg:x1="18.424cm" svg:y1="15.928cm" svg:x2="20.574cm" svg:y2="14.327cm">
          <text:p/>
        </draw:line>
        <draw:line draw:style-name="gr25" draw:text-style-name="P1" draw:layer="layout" svg:x1="18.424cm" svg:y1="15.929cm" svg:x2="24.774cm" svg:y2="14.327cm">
          <text:p/>
        </draw:line>
        <draw:frame draw:style-name="gr26" draw:text-style-name="P16" draw:layer="layout" svg:width="1.2cm" svg:height="0.962cm" svg:x="21.374cm" svg:y="13.827cm">
          <draw:text-box>
            <text:p>...</text:p>
          </draw:text-box>
        </draw:frame>
        <draw:frame draw:style-name="gr27" draw:text-style-name="P9" draw:layer="layout" svg:width="2.2cm" svg:height="1.077cm" svg:x="14.174cm" svg:y="15.927cm">
          <draw:text-box>
            <text:p text:style-name="P2"><text:span text:style-name="T5">名稱</text:span></text:p>
          </draw:text-box>
        </draw:frame>
        <draw:frame draw:style-name="gr27" draw:text-style-name="P9" draw:layer="layout" svg:width="2.2cm" svg:height="1.077cm" svg:x="17.174cm" svg:y="15.928cm">
          <draw:text-box>
            <text:p text:style-name="P2"><text:span text:style-name="T5">元素</text:span></text:p>
          </draw:text-box>
        </draw:frame>
        <draw:frame draw:style-name="gr28" draw:text-style-name="P12" draw:layer="layout" svg:width="18.2cm" svg:height="2.233cm" svg:x="8.974cm" svg:y="1.411cm">
          <draw:text-box>
            <text:p text:style-name="P2"><text:span text:style-name="T7">U = {</text:span><text:span text:style-name="T7">小漢</text:span><text:span text:style-name="T7">, </text:span><text:span text:style-name="T7">小松</text:span><text:span text:style-name="T7">, </text:span><text:span text:style-name="T7">小明</text:span><text:span text:style-name="T7">, </text:span><text:span text:style-name="T7">小芬</text:span><text:span text:style-name="T7">, </text:span><text:span text:style-name="T7">小英</text:span><text:span text:style-name="T7">, </text:span><text:span text:style-name="T7">小王</text:span><text:span text:style-name="T7">}</text:span></text:p>
          </draw:text-box>
        </draw:frame>
        <draw:line draw:style-name="gr25" draw:text-style-name="P1" draw:layer="layout" svg:x1="20.774cm" svg:y1="7.627cm" svg:x2="10.876cm" svg:y2="11.027cm">
          <text:p/>
        </draw:line>
        <draw:frame draw:style-name="gr12" draw:text-style-name="P16" draw:layer="layout" svg:width="4.8cm" svg:height="0.992cm" svg:x="20.974cm" svg:y="6.827cm">
          <draw:text-box>
            <text:p>男生集合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custom-shape draw:style-name="gr10" draw:text-style-name="P10" draw:layer="layout" svg:width="7cm" svg:height="3.4cm" svg:x="1.001cm" svg:y="0.802cm">
          <text:p text:style-name="P2"><text:span text:style-name="T6">模糊集合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11" draw:layer="layout" svg:width="10cm" svg:height="9.6cm" svg:x="1.3cm" svg:y="8.20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0.9cm" svg:y="14.801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2.802cm" svg:y="9.702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0.5cm" svg:y="4.45cm">
            <draw:text-box>
              <text:p text:style-name="P2"><text:span text:style-name="T5">男生集合 </text:span><text:span text:style-name="T5">= 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0.5cm" svg:y="5.851cm">
            <draw:text-box>
              <text:p text:style-name="P2"><text:span text:style-name="T5">女生集合 </text:span><text:span text:style-name="T5">= 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g>
          <draw:frame draw:style-name="gr30" draw:text-style-name="P9" draw:layer="layout" svg:width="1.4cm" svg:height="1.038cm" svg:x="13.1cm" svg:y="2.301cm">
            <draw:text-box>
              <text:p text:style-name="P2"><text:span text:style-name="T5">1</text:span></text:p>
            </draw:text-box>
          </draw:frame>
          <draw:g>
            <draw:frame draw:style-name="gr8" draw:text-style-name="P4" draw:layer="layout" svg:width="1.6cm" svg:height="1.733cm" svg:x="14.5cm" svg:y="10.001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16.4cm" svg:y="10.002cm">
              <draw:text-box>
                <text:p text:style-name="P2">小</text:p>
                <text:p text:style-name="P2">松</text:p>
              </draw:text-box>
            </draw:frame>
            <draw:frame draw:style-name="gr8" draw:text-style-name="P4" draw:layer="layout" svg:width="1.6cm" svg:height="1.733cm" svg:x="18.5cm" svg:y="10.003cm">
              <draw:text-box>
                <text:p text:style-name="P2">小</text:p>
                <text:p text:style-name="P2">明</text:p>
              </draw:text-box>
            </draw:frame>
            <draw:frame draw:style-name="gr8" draw:text-style-name="P4" draw:layer="layout" svg:width="1.6cm" svg:height="1.733cm" svg:x="20.7cm" svg:y="10.004cm">
              <draw:text-box>
                <text:p text:style-name="P2">小</text:p>
                <text:p text:style-name="P2">芬</text:p>
              </draw:text-box>
            </draw:frame>
            <draw:frame draw:style-name="gr8" draw:text-style-name="P4" draw:layer="layout" svg:width="1.6cm" svg:height="1.733cm" svg:x="22.8cm" svg:y="10.005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24.8cm" svg:y="10.006cm">
              <draw:text-box>
                <text:p text:style-name="P2">小</text:p>
                <text:p text:style-name="P2">王</text:p>
              </draw:text-box>
            </draw:frame>
            <draw:frame draw:style-name="gr30" draw:text-style-name="P9" draw:layer="layout" svg:width="1.4cm" svg:height="1.038cm" svg:x="13.1cm" svg:y="8.901cm">
              <draw:text-box>
                <text:p text:style-name="P2"><text:span text:style-name="T5">0</text:span></text:p>
              </draw:text-box>
            </draw:frame>
            <draw:g>
              <draw:line draw:style-name="gr31" draw:text-style-name="P1" draw:layer="layout" svg:x1="14.3cm" svg:y1="9.301cm" svg:x2="27.5cm" svg:y2="9.301cm">
                <text:p/>
              </draw:line>
              <draw:line draw:style-name="gr32" draw:text-style-name="P1" draw:layer="layout" svg:x1="14.3cm" svg:y1="9.301cm" svg:x2="14.3cm" svg:y2="2.501cm">
                <text:p/>
              </draw:line>
              <draw:line draw:style-name="gr33" draw:text-style-name="P1" draw:layer="layout" svg:x1="15.3cm" svg:y1="9.928cm" svg:x2="15.3cm" svg:y2="8.601cm">
                <text:p/>
              </draw:line>
              <draw:line draw:style-name="gr33" draw:text-style-name="P1" draw:layer="layout" svg:x1="17.3cm" svg:y1="9.929cm" svg:x2="17.3cm" svg:y2="8.602cm">
                <text:p/>
              </draw:line>
              <draw:line draw:style-name="gr33" draw:text-style-name="P1" draw:layer="layout" svg:x1="19.4cm" svg:y1="9.929cm" svg:x2="19.4cm" svg:y2="8.602cm">
                <text:p/>
              </draw:line>
              <draw:line draw:style-name="gr33" draw:text-style-name="P1" draw:layer="layout" svg:x1="21.5cm" svg:y1="9.929cm" svg:x2="21.5cm" svg:y2="8.602cm">
                <text:p/>
              </draw:line>
              <draw:line draw:style-name="gr33" draw:text-style-name="P1" draw:layer="layout" svg:x1="23.6cm" svg:y1="9.929cm" svg:x2="23.6cm" svg:y2="8.602cm">
                <text:p/>
              </draw:line>
              <draw:line draw:style-name="gr33" draw:text-style-name="P1" draw:layer="layout" svg:x1="25.6cm" svg:y1="9.929cm" svg:x2="25.6cm" svg:y2="8.602cm">
                <text:p/>
              </draw:line>
              <draw:custom-shape draw:style-name="gr34" draw:text-style-name="P1" draw:layer="layout" svg:width="4.8cm" svg:height="1.6cm" svg:x="15.6cm" svg:y="5.201cm">
                <text:p text:style-name="P2">(a) 男生的集合</text:p>
                <text:p text:style-name="P2">(明確集合例子)</text:p>
                <draw:enhanced-geometry svg:viewBox="0 0 21600 21600" draw:type="rectangle" draw:enhanced-path="M 0 0 L 21600 0 21600 21600 0 21600 0 0 Z N"/>
              </draw:custom-shape>
              <draw:custom-shape draw:style-name="gr35" draw:text-style-name="P17" draw:layer="layout" svg:width="0.6cm" svg:height="0.6cm" svg:x="15cm" svg:y="3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7.001cm" svg:y="3.1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9.202cm" svg:y="3.1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1.203cm" svg:y="9.0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3.304cm" svg:y="9.0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5.305cm" svg:y="9.0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4" draw:text-style-name="P13" draw:layer="layout" svg:width="4.8cm" svg:height="1.6cm" svg:x="3.8cm" svg:y="18.601cm">
          <text:p text:style-name="P2"><text:span text:style-name="T8">像美女的程度</text:span><text:span text:style-name="T7"> </text:span><text:span text:style-name="T7">&gt;&gt; </text:span><text:span text:style-name="T7">歸屬函數</text:span></text:p>
          <draw:enhanced-geometry svg:viewBox="0 0 21600 21600" draw:type="rectangle" draw:enhanced-path="M 0 0 L 21600 0 21600 21600 0 21600 0 0 Z N"/>
        </draw:custom-shape>
        <draw:g>
          <draw:line draw:style-name="gr31" draw:text-style-name="P1" draw:layer="layout" svg:x1="14.31cm" svg:y1="18.301cm" svg:x2="27.51cm" svg:y2="18.301cm">
            <text:p/>
          </draw:line>
          <draw:line draw:style-name="gr32" draw:text-style-name="P1" draw:layer="layout" svg:x1="14.31cm" svg:y1="18.301cm" svg:x2="14.31cm" svg:y2="11.501cm">
            <text:p/>
          </draw:line>
          <draw:line draw:style-name="gr33" draw:text-style-name="P1" draw:layer="layout" svg:x1="15.31cm" svg:y1="18.928cm" svg:x2="15.31cm" svg:y2="17.601cm">
            <text:p/>
          </draw:line>
          <draw:line draw:style-name="gr33" draw:text-style-name="P1" draw:layer="layout" svg:x1="17.31cm" svg:y1="18.929cm" svg:x2="17.31cm" svg:y2="17.602cm">
            <text:p/>
          </draw:line>
          <draw:line draw:style-name="gr33" draw:text-style-name="P1" draw:layer="layout" svg:x1="19.41cm" svg:y1="18.929cm" svg:x2="19.41cm" svg:y2="17.602cm">
            <text:p/>
          </draw:line>
          <draw:line draw:style-name="gr33" draw:text-style-name="P1" draw:layer="layout" svg:x1="21.51cm" svg:y1="18.929cm" svg:x2="21.51cm" svg:y2="17.602cm">
            <text:p/>
          </draw:line>
          <draw:line draw:style-name="gr33" draw:text-style-name="P1" draw:layer="layout" svg:x1="23.61cm" svg:y1="18.929cm" svg:x2="23.61cm" svg:y2="17.602cm">
            <text:p/>
          </draw:line>
          <draw:line draw:style-name="gr33" draw:text-style-name="P1" draw:layer="layout" svg:x1="25.61cm" svg:y1="18.929cm" svg:x2="25.61cm" svg:y2="17.602cm">
            <text:p/>
          </draw:line>
          <draw:frame draw:style-name="gr8" draw:text-style-name="P4" draw:layer="layout" svg:width="1.6cm" svg:height="1.733cm" svg:x="14.51cm" svg:y="19.001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16.41cm" svg:y="19.002cm">
            <draw:text-box>
              <text:p text:style-name="P2">小</text:p>
              <text:p text:style-name="P2">松</text:p>
            </draw:text-box>
          </draw:frame>
          <draw:frame draw:style-name="gr8" draw:text-style-name="P4" draw:layer="layout" svg:width="1.6cm" svg:height="1.733cm" svg:x="18.51cm" svg:y="19.003cm">
            <draw:text-box>
              <text:p text:style-name="P2">小</text:p>
              <text:p text:style-name="P2">明</text:p>
            </draw:text-box>
          </draw:frame>
          <draw:frame draw:style-name="gr8" draw:text-style-name="P4" draw:layer="layout" svg:width="1.6cm" svg:height="1.733cm" svg:x="20.71cm" svg:y="19.004cm">
            <draw:text-box>
              <text:p text:style-name="P2">小</text:p>
              <text:p text:style-name="P2">芬</text:p>
            </draw:text-box>
          </draw:frame>
          <draw:frame draw:style-name="gr8" draw:text-style-name="P4" draw:layer="layout" svg:width="1.6cm" svg:height="1.733cm" svg:x="22.81cm" svg:y="19.005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24.81cm" svg:y="19.006cm">
            <draw:text-box>
              <text:p text:style-name="P2">小</text:p>
              <text:p text:style-name="P2">王</text:p>
            </draw:text-box>
          </draw:frame>
          <draw:frame draw:style-name="gr30" draw:text-style-name="P9" draw:layer="layout" svg:width="1.4cm" svg:height="1.038cm" svg:x="13.1cm" svg:y="17.801cm">
            <draw:text-box>
              <text:p text:style-name="P2"><text:span text:style-name="T5">0</text:span></text:p>
            </draw:text-box>
          </draw:frame>
          <draw:frame draw:style-name="gr30" draw:text-style-name="P9" draw:layer="layout" svg:width="1.7cm" svg:height="1.038cm" svg:x="12.8cm" svg:y="14.801cm">
            <draw:text-box>
              <text:p text:style-name="P2"><text:span text:style-name="T5">0.5</text:span></text:p>
            </draw:text-box>
          </draw:frame>
          <draw:custom-shape draw:style-name="gr34" draw:text-style-name="P1" draw:layer="layout" svg:width="4.8cm" svg:height="1.6cm" svg:x="15.8cm" svg:y="14.201cm">
            <text:p text:style-name="P2">(b) 女生的集合</text:p>
            <text:p text:style-name="P2">(模糊集合例子)</text:p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6cm" svg:height="0.6cm" svg:x="21.203cm" svg:y="1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3.204cm" svg:y="15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5.205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5.001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7.002cm" svg:y="18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9.103cm" svg:y="18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9" draw:layer="layout" svg:width="1.4cm" svg:height="1.038cm" svg:x="13.1cm" svg:y="11.301cm">
            <draw:text-box>
              <text:p text:style-name="P2"><text:span text:style-name="T5">1</text:span></text:p>
            </draw:text-box>
          </draw:frame>
          <draw:frame draw:style-name="gr36" draw:text-style-name="P16" draw:layer="layout" svg:width="0.8cm" svg:height="4.697cm" svg:x="14.4cm" svg:y="12.601cm">
            <draw:text-box>
              <text:p>像美女的程度</text:p>
            </draw:text-box>
          </draw:frame>
        </draw:g>
        <draw:frame draw:style-name="gr28" draw:text-style-name="P12" draw:layer="layout" svg:width="18.2cm" svg:height="2.233cm" svg:x="9cm" svg:y="0.386cm">
          <draw:text-box>
            <text:p text:style-name="P2"><text:span text:style-name="T7">U = {</text:span><text:span text:style-name="T7">小漢</text:span><text:span text:style-name="T7">, </text:span><text:span text:style-name="T7">小松</text:span><text:span text:style-name="T7">, </text:span><text:span text:style-name="T7">小明</text:span><text:span text:style-name="T7">, </text:span><text:span text:style-name="T7">小芬</text:span><text:span text:style-name="T7">, </text:span><text:span text:style-name="T7">小英</text:span><text:span text:style-name="T7">, </text:span><text:span text:style-name="T7">小王</text:span><text:span text:style-name="T7">}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溫暖的溫度 </text:span><text:span text:style-name="T9">= { X | 15 ≦ X ≦ 28 }</text:span></text:p>
          </draw:text-box>
        </draw:frame>
        <draw:g>
          <draw:line draw:style-name="gr31" draw:text-style-name="P1" draw:layer="layout" svg:x1="5.384cm" svg:y1="14.274cm" svg:x2="21.884cm" svg:y2="14.274cm">
            <text:p/>
          </draw:line>
          <draw:line draw:style-name="gr32" draw:text-style-name="P1" draw:layer="layout" svg:x1="8.284cm" svg:y1="14.974cm" svg:x2="8.284cm" svg:y2="4.974cm">
            <text:p/>
          </draw:line>
          <draw:line draw:style-name="gr33" draw:text-style-name="P1" draw:layer="layout" svg:x1="8.284cm" svg:y1="14.901cm" svg:x2="8.284cm" svg:y2="13.574cm">
            <text:p/>
          </draw:line>
          <draw:line draw:style-name="gr33" draw:text-style-name="P1" draw:layer="layout" svg:x1="10.284cm" svg:y1="14.902cm" svg:x2="10.284cm" svg:y2="13.575cm">
            <text:p/>
          </draw:line>
          <draw:line draw:style-name="gr33" draw:text-style-name="P1" draw:layer="layout" svg:x1="12.384cm" svg:y1="14.902cm" svg:x2="12.384cm" svg:y2="13.575cm">
            <text:p/>
          </draw:line>
          <draw:line draw:style-name="gr33" draw:text-style-name="P1" draw:layer="layout" svg:x1="14.484cm" svg:y1="14.902cm" svg:x2="14.484cm" svg:y2="13.575cm">
            <text:p/>
          </draw:line>
          <draw:line draw:style-name="gr33" draw:text-style-name="P1" draw:layer="layout" svg:x1="16.584cm" svg:y1="14.902cm" svg:x2="16.584cm" svg:y2="13.575cm">
            <text:p/>
          </draw:line>
          <draw:line draw:style-name="gr33" draw:text-style-name="P1" draw:layer="layout" svg:x1="18.584cm" svg:y1="14.902cm" svg:x2="18.584cm" svg:y2="13.575cm">
            <text:p/>
          </draw:line>
          <draw:frame draw:style-name="gr30" draw:text-style-name="P9" draw:layer="layout" svg:width="1.4cm" svg:height="1.038cm" svg:x="7.074cm" svg:y="6.774cm">
            <draw:text-box>
              <text:p text:style-name="P2"><text:span text:style-name="T5">1</text:span></text:p>
            </draw:text-box>
          </draw:frame>
          <draw:line draw:style-name="gr33" draw:text-style-name="P1" draw:layer="layout" svg:x1="6.484cm" svg:y1="14.876cm" svg:x2="6.484cm" svg:y2="13.549cm">
            <text:p/>
          </draw:line>
          <draw:frame draw:style-name="gr30" draw:text-style-name="P9" draw:layer="layout" svg:width="1.4cm" svg:height="1.038cm" svg:x="7.074cm" svg:y="13.274cm">
            <draw:text-box>
              <text:p text:style-name="P2"><text:span text:style-name="T5">0</text:span></text:p>
            </draw:text-box>
          </draw:frame>
          <draw:line draw:style-name="gr38" draw:text-style-name="P1" xml:id="id11" draw:id="id11" draw:layer="layout" svg:x1="12.974cm" svg:y1="14.274cm" svg:x2="12.974cm" svg:y2="7.374cm">
            <text:p/>
          </draw:line>
          <draw:line draw:style-name="gr39" draw:text-style-name="P1" xml:id="id12" draw:id="id12" draw:layer="layout" svg:x1="15.974cm" svg:y1="14.274cm" svg:x2="15.974cm" svg:y2="7.374cm">
            <text:p/>
          </draw:line>
          <draw:connector draw:style-name="gr38" draw:text-style-name="P1" draw:layer="layout" draw:type="curve" svg:x1="12.974cm" svg:y1="7.374cm" svg:x2="15.974cm" svg:y2="7.374cm" draw:start-shape="id11" draw:start-glue-point="0" draw:end-shape="id12" draw:end-glue-point="0" svg:d="M12974 7374h3000" svg:viewBox="0 0 3001 1">
            <text:p/>
          </draw:connector>
          <draw:line draw:style-name="gr40" draw:text-style-name="P1" draw:layer="layout" svg:x1="18.974cm" svg:y1="5.574cm" svg:x2="16.574cm" svg:y2="7.374cm">
            <text:p/>
          </draw:line>
          <draw:frame draw:style-name="gr41" draw:text-style-name="P19" draw:layer="layout" svg:width="4cm" svg:height="1.242cm" svg:x="17.174cm" svg:y="4.374cm">
            <draw:text-box>
              <text:p><text:span text:style-name="T10">明確集合</text:span></text:p>
            </draw:text-box>
          </draw:frame>
          <draw:connector draw:style-name="gr42" draw:text-style-name="P1" xml:id="id13" draw:id="id13" draw:layer="layout" draw:type="curve" draw:line-skew="-0.068cm" svg:x1="14.391cm" svg:y1="7.374cm" svg:x2="10.875cm" svg:y2="14.306cm" svg:d="M14391 7374c-2739 0-981 6932-3516 6932" svg:viewBox="0 0 3517 6933">
            <text:p/>
          </draw:connector>
          <draw:connector draw:style-name="gr42" draw:text-style-name="P1" draw:layer="layout" draw:type="curve" svg:x1="14.391cm" svg:y1="7.374cm" svg:x2="17.776cm" svg:y2="14.308cm" draw:start-shape="id13" draw:start-glue-point="2" svg:d="M14391 7374c2914 0 1222 6934 3385 6934" svg:viewBox="0 0 3386 6935">
            <text:p/>
          </draw:connector>
          <draw:line draw:style-name="gr43" draw:text-style-name="P1" draw:layer="layout" svg:x1="18.975cm" svg:y1="7.674cm" svg:x2="16.575cm" svg:y2="9.474cm">
            <text:p/>
          </draw:line>
          <draw:frame draw:style-name="gr41" draw:text-style-name="P20" draw:layer="layout" svg:width="4cm" svg:height="1.242cm" svg:x="19.374cm" svg:y="6.774cm">
            <draw:text-box>
              <text:p><text:span text:style-name="T11">模糊集合</text:span></text:p>
            </draw:text-box>
          </draw:frame>
          <draw:frame draw:style-name="gr28" draw:text-style-name="P21" draw:layer="layout" svg:width="7.4cm" svg:height="2.233cm" svg:x="3.1cm" svg:y="3.976cm">
            <draw:text-box>
              <text:p text:style-name="P2"><text:span text:style-name="T12">u</text:span><text:span text:style-name="T13">A</text:span></text:p>
            </draw:text-box>
          </draw:frame>
          <draw:frame draw:style-name="gr8" draw:text-style-name="P4" draw:layer="layout" svg:width="1.6cm" svg:height="1.733cm" svg:x="9.384cm" svg:y="14.476cm">
            <draw:text-box>
              <text:p text:style-name="P2">10</text:p>
            </draw:text-box>
          </draw:frame>
          <draw:frame draw:style-name="gr8" draw:text-style-name="P4" draw:layer="layout" svg:width="1.6cm" svg:height="1.733cm" svg:x="11.484cm" svg:y="14.477cm">
            <draw:text-box>
              <text:p text:style-name="P2">20</text:p>
            </draw:text-box>
          </draw:frame>
          <draw:frame draw:style-name="gr8" draw:text-style-name="P4" draw:layer="layout" svg:width="1.916cm" svg:height="1.733cm" svg:x="13.484cm" svg:y="14.478cm">
            <draw:text-box>
              <text:p text:style-name="P2">22.5</text:p>
            </draw:text-box>
          </draw:frame>
          <draw:frame draw:style-name="gr8" draw:text-style-name="P4" draw:layer="layout" svg:width="1.6cm" svg:height="1.733cm" svg:x="15.784cm" svg:y="14.479cm">
            <draw:text-box>
              <text:p text:style-name="P2">25</text:p>
            </draw:text-box>
          </draw:frame>
          <draw:frame draw:style-name="gr8" draw:text-style-name="P4" draw:layer="layout" svg:width="1.6cm" svg:height="1.733cm" svg:x="17.784cm" svg:y="14.48cm">
            <draw:text-box>
              <text:p text:style-name="P2">30</text:p>
            </draw:text-box>
          </draw:frame>
          <draw:frame draw:style-name="gr8" draw:text-style-name="P4" draw:layer="layout" svg:width="1.6cm" svg:height="1.733cm" svg:x="7.484cm" svg:y="14.475cm">
            <draw:text-box>
              <text:p text:style-name="P2">0</text:p>
            </draw:text-box>
          </draw:frame>
          <draw:frame draw:style-name="gr8" draw:text-style-name="P4" draw:layer="layout" svg:width="1.6cm" svg:height="1.733cm" svg:x="5.584cm" svg:y="14.45cm">
            <draw:text-box>
              <text:p text:style-name="P2">-10</text:p>
            </draw:text-box>
          </draw:frame>
          <draw:frame draw:style-name="gr44" draw:text-style-name="P4" draw:layer="layout" svg:width="1.63cm" svg:height="1.775cm" svg:x="19.784cm" svg:y="14.5cm">
            <draw:text-box>
              <text:p text:style-name="P2">40</text:p>
            </draw:text-box>
          </draw:frame>
          <draw:line draw:style-name="gr33" draw:text-style-name="P1" draw:layer="layout" svg:x1="20.599cm" svg:y1="14.934cm" svg:x2="20.599cm" svg:y2="13.575cm">
            <text:p/>
          </draw:line>
        </draw:g>
        <draw:connector draw:style-name="gr38" draw:text-style-name="P1" draw:layer="layout" draw:type="curve" svg:x1="6.474cm" svg:y1="14.174cm" svg:x2="12.974cm" svg:y2="14.174cm" svg:d="M6474 14174h6500" svg:viewBox="0 0 6501 1">
          <text:p/>
        </draw:connector>
        <draw:connector draw:style-name="gr38" draw:text-style-name="P1" draw:layer="layout" draw:type="curve" svg:x1="15.974cm" svg:y1="14.174cm" svg:x2="21.074cm" svg:y2="14.174cm" svg:d="M15974 14174h5100" svg:viewBox="0 0 5101 1">
          <text:p/>
        </draw:connector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不溫暖的溫度 </text:span><text:span text:style-name="T9">= { X | -10 ≦ X ≦ 15 <text:s text:c="3"/>or <text:s text:c="3"/>28≦ X ≦40}</text:span></text:p>
          </draw:text-box>
        </draw:frame>
        <draw:g>
          <draw:frame draw:style-name="gr28" draw:text-style-name="P21" draw:layer="layout" svg:width="7.4cm" svg:height="2.233cm" svg:x="3.1cm" svg:y="3.976cm">
            <draw:text-box>
              <text:p text:style-name="P2"><text:span text:style-name="T12">u</text:span><text:span text:style-name="T13">B</text:span></text:p>
            </draw:text-box>
          </draw:frame>
          <draw:line draw:style-name="gr31" draw:text-style-name="P1" draw:layer="layout" svg:x1="5.384cm" svg:y1="14.274cm" svg:x2="21.884cm" svg:y2="14.274cm">
            <text:p/>
          </draw:line>
          <draw:line draw:style-name="gr32" draw:text-style-name="P1" draw:layer="layout" svg:x1="8.284cm" svg:y1="14.974cm" svg:x2="8.284cm" svg:y2="4.974cm">
            <text:p/>
          </draw:line>
          <draw:line draw:style-name="gr33" draw:text-style-name="P1" draw:layer="layout" svg:x1="10.284cm" svg:y1="14.902cm" svg:x2="10.284cm" svg:y2="13.575cm">
            <text:p/>
          </draw:line>
          <draw:line draw:style-name="gr33" draw:text-style-name="P1" draw:layer="layout" svg:x1="12.384cm" svg:y1="14.902cm" svg:x2="12.384cm" svg:y2="13.575cm">
            <text:p/>
          </draw:line>
          <draw:line draw:style-name="gr33" draw:text-style-name="P1" draw:layer="layout" svg:x1="14.484cm" svg:y1="14.902cm" svg:x2="14.484cm" svg:y2="13.575cm">
            <text:p/>
          </draw:line>
          <draw:line draw:style-name="gr33" draw:text-style-name="P1" draw:layer="layout" svg:x1="16.584cm" svg:y1="14.902cm" svg:x2="16.584cm" svg:y2="13.575cm">
            <text:p/>
          </draw:line>
          <draw:line draw:style-name="gr33" draw:text-style-name="P1" draw:layer="layout" svg:x1="18.584cm" svg:y1="14.902cm" svg:x2="18.584cm" svg:y2="13.575cm">
            <text:p/>
          </draw:line>
          <draw:frame draw:style-name="gr8" draw:text-style-name="P4" draw:layer="layout" svg:width="1.6cm" svg:height="1.733cm" svg:x="9.384cm" svg:y="14.475cm">
            <draw:text-box>
              <text:p text:style-name="P2">10</text:p>
            </draw:text-box>
          </draw:frame>
          <draw:frame draw:style-name="gr8" draw:text-style-name="P4" draw:layer="layout" svg:width="1.6cm" svg:height="1.733cm" svg:x="11.484cm" svg:y="14.476cm">
            <draw:text-box>
              <text:p text:style-name="P2">20</text:p>
            </draw:text-box>
          </draw:frame>
          <draw:frame draw:style-name="gr8" draw:text-style-name="P4" draw:layer="layout" svg:width="1.916cm" svg:height="1.733cm" svg:x="13.484cm" svg:y="14.477cm">
            <draw:text-box>
              <text:p text:style-name="P2">22.5</text:p>
            </draw:text-box>
          </draw:frame>
          <draw:frame draw:style-name="gr8" draw:text-style-name="P4" draw:layer="layout" svg:width="1.6cm" svg:height="1.733cm" svg:x="15.784cm" svg:y="14.478cm">
            <draw:text-box>
              <text:p text:style-name="P2">25</text:p>
            </draw:text-box>
          </draw:frame>
          <draw:frame draw:style-name="gr8" draw:text-style-name="P4" draw:layer="layout" svg:width="1.6cm" svg:height="1.733cm" svg:x="17.784cm" svg:y="14.479cm">
            <draw:text-box>
              <text:p text:style-name="P2">30</text:p>
            </draw:text-box>
          </draw:frame>
          <draw:line draw:style-name="gr40" draw:text-style-name="P1" draw:layer="layout" svg:x1="19.274cm" svg:y1="4.974cm" svg:x2="16.874cm" svg:y2="6.774cm">
            <text:p/>
          </draw:line>
          <draw:frame draw:style-name="gr41" draw:text-style-name="P19" draw:layer="layout" svg:width="4cm" svg:height="1.242cm" svg:x="17.474cm" svg:y="3.774cm">
            <draw:text-box>
              <text:p><text:span text:style-name="T10">明確集合</text:span></text:p>
            </draw:text-box>
          </draw:frame>
          <draw:connector draw:style-name="gr38" draw:text-style-name="P1" draw:layer="layout" draw:type="curve" svg:x1="6.574cm" svg:y1="7.374cm" svg:x2="12.874cm" svg:y2="7.374cm" svg:d="M6574 7374h6300" svg:viewBox="0 0 6301 1">
            <text:p/>
          </draw:connector>
          <draw:connector draw:style-name="gr38" draw:text-style-name="P1" draw:layer="layout" draw:type="curve" svg:x1="15.974cm" svg:y1="7.374cm" svg:x2="20.574cm" svg:y2="7.374cm" svg:d="M15974 7374h4600" svg:viewBox="0 0 4601 1">
            <text:p/>
          </draw:connector>
          <draw:line draw:style-name="gr43" draw:text-style-name="P1" draw:layer="layout" svg:x1="19.275cm" svg:y1="7.074cm" svg:x2="16.875cm" svg:y2="8.874cm">
            <text:p/>
          </draw:line>
          <draw:frame draw:style-name="gr41" draw:text-style-name="P20" draw:layer="layout" svg:width="4cm" svg:height="1.242cm" svg:x="18.474cm" svg:y="5.774cm">
            <draw:text-box>
              <text:p><text:span text:style-name="T11">模糊集合</text:span></text:p>
            </draw:text-box>
          </draw:frame>
          <draw:line draw:style-name="gr33" draw:text-style-name="P1" draw:layer="layout" svg:x1="8.284cm" svg:y1="14.901cm" svg:x2="8.284cm" svg:y2="13.574cm">
            <text:p/>
          </draw:line>
          <draw:frame draw:style-name="gr8" draw:text-style-name="P4" draw:layer="layout" svg:width="1.6cm" svg:height="1.733cm" svg:x="7.484cm" svg:y="14.474cm">
            <draw:text-box>
              <text:p text:style-name="P2">0</text:p>
            </draw:text-box>
          </draw:frame>
          <draw:frame draw:style-name="gr30" draw:text-style-name="P9" draw:layer="layout" svg:width="1.4cm" svg:height="1.038cm" svg:x="7.074cm" svg:y="6.274cm">
            <draw:text-box>
              <text:p text:style-name="P2"><text:span text:style-name="T5">1</text:span></text:p>
            </draw:text-box>
          </draw:frame>
          <draw:line draw:style-name="gr33" draw:text-style-name="P1" draw:layer="layout" svg:x1="6.484cm" svg:y1="14.876cm" svg:x2="6.484cm" svg:y2="13.549cm">
            <text:p/>
          </draw:line>
          <draw:frame draw:style-name="gr8" draw:text-style-name="P4" draw:layer="layout" svg:width="1.6cm" svg:height="1.733cm" svg:x="5.584cm" svg:y="14.449cm">
            <draw:text-box>
              <text:p text:style-name="P2">-10</text:p>
            </draw:text-box>
          </draw:frame>
          <draw:frame draw:style-name="gr30" draw:text-style-name="P9" draw:layer="layout" svg:width="1.4cm" svg:height="1.038cm" svg:x="7.074cm" svg:y="13.274cm">
            <draw:text-box>
              <text:p text:style-name="P2"><text:span text:style-name="T5">0</text:span></text:p>
            </draw:text-box>
          </draw:frame>
          <draw:g>
            <draw:connector draw:style-name="gr42" draw:text-style-name="P1" draw:layer="layout" draw:type="curve" svg:x1="10.993cm" svg:y1="7.374cm" svg:x2="14.378cm" svg:y2="14.308cm" svg:d="M10993 7374c2914 0 1222 6934 3385 6934" svg:viewBox="0 0 3386 6935">
              <text:p/>
            </draw:connector>
            <draw:connector draw:style-name="gr42" draw:text-style-name="P1" draw:layer="layout" draw:type="curve" draw:line-skew="-0.068cm" svg:x1="17.892cm" svg:y1="7.374cm" svg:x2="14.376cm" svg:y2="14.306cm" svg:d="M17892 7374c-2739 0-981 6932-3516 6932" svg:viewBox="0 0 3517 6933">
              <text:p/>
            </draw:connector>
          </draw:g>
          <draw:line draw:style-name="gr39" draw:text-style-name="P1" draw:layer="layout" svg:x1="15.974cm" svg:y1="14.274cm" svg:x2="15.974cm" svg:y2="7.374cm">
            <text:p/>
          </draw:line>
          <draw:line draw:style-name="gr39" draw:text-style-name="P1" draw:layer="layout" svg:x1="12.874cm" svg:y1="14.274cm" svg:x2="12.874cm" svg:y2="7.374cm">
            <text:p/>
          </draw:line>
          <draw:connector draw:style-name="gr38" draw:text-style-name="P1" draw:layer="layout" draw:type="curve" svg:x1="12.874cm" svg:y1="14.174cm" svg:x2="15.974cm" svg:y2="14.174cm" svg:d="M12874 14174h3100" svg:viewBox="0 0 3101 1">
            <text:p/>
          </draw:connector>
          <draw:line draw:style-name="gr33" draw:text-style-name="P1" draw:layer="layout" svg:x1="20.599cm" svg:y1="14.933cm" svg:x2="20.599cm" svg:y2="13.574cm">
            <text:p/>
          </draw:line>
          <draw:frame draw:style-name="gr44" draw:text-style-name="P4" draw:layer="layout" svg:width="1.63cm" svg:height="1.775cm" svg:x="19.784cm" svg:y="14.499cm">
            <draw:text-box>
              <text:p text:style-name="P2">40</text:p>
            </draw:text-box>
          </draw:frame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09T21:04:08.888428858</dc:date>
    <meta:editing-duration>PT6M41S</meta:editing-duration>
    <meta:editing-cycles>4</meta:editing-cycles>
    <meta:generator>LibreOffice/5.2.5.1$Linux_X86_64 LibreOffice_project/0312e1a284a7d50ca85a365c316c7abbf20a4d22</meta:generator>
    <meta:document-statistic meta:object-count="219"/>
  </office:meta>
</office:document-meta>
</file>